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30f" officeooo:paragraph-rsid="0008330f"/>
    </style:style>
    <style:style style:name="P2" style:family="paragraph" style:parent-style-name="Standard">
      <style:text-properties officeooo:rsid="0008330f" officeooo:paragraph-rsid="0009e879"/>
    </style:style>
    <style:style style:name="P3" style:family="paragraph" style:parent-style-name="Standard">
      <style:text-properties fo:font-style="normal" officeooo:rsid="0008330f" officeooo:paragraph-rsid="0009e879" style:font-style-asian="normal" style:font-style-complex="normal"/>
    </style:style>
    <style:style style:name="P4" style:family="paragraph" style:parent-style-name="Standard">
      <style:text-properties fo:font-style="normal" officeooo:rsid="0009e879" officeooo:paragraph-rsid="0009e879" style:font-style-asian="normal" style:font-style-complex="normal"/>
    </style:style>
    <style:style style:name="P5" style:family="paragraph" style:parent-style-name="Standard">
      <style:text-properties fo:font-weight="bold" officeooo:rsid="0008330f" officeooo:paragraph-rsid="0008330f" style:font-weight-asian="bold" style:font-weight-complex="bold"/>
    </style:style>
    <style:style style:name="P6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7" style:family="paragraph" style:parent-style-name="Standard">
      <style:text-properties fo:language="cs" fo:country="CZ" fo:font-style="normal" officeooo:rsid="0009e879" officeooo:paragraph-rsid="0009e879" style:font-style-asian="normal" style:font-style-complex="normal"/>
    </style:style>
    <style:style style:name="P8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9" style:family="paragraph" style:parent-style-name="Standard">
      <style:text-properties fo:language="cs" fo:country="CZ" fo:font-style="normal" fo:font-weight="bold" officeooo:rsid="000b6c62" officeooo:paragraph-rsid="000b6c62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cs" fo:country="CZ" officeooo:rsid="000d6578" officeooo:paragraph-rsid="000d3cbf"/>
    </style:style>
    <style:style style:name="P11" style:family="paragraph" style:parent-style-name="Standard">
      <style:paragraph-properties fo:text-align="justify" style:justify-single-word="false"/>
      <style:text-properties officeooo:paragraph-rsid="000f9425"/>
    </style:style>
    <style:style style:name="P12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13" style:family="paragraph" style:parent-style-name="Standard">
      <style:text-properties fo:language="cs" fo:country="CZ" fo:font-style="normal" officeooo:rsid="0013445d" officeooo:paragraph-rsid="0013445d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9e879" officeooo:paragraph-rsid="0013445d" style:font-style-asian="normal" style:font-style-complex="normal"/>
    </style:style>
    <style:style style:name="P15" style:family="paragraph" style:parent-style-name="Standard">
      <style:text-properties fo:language="cs" fo:country="CZ" fo:font-style="normal" officeooo:rsid="0009e879" officeooo:paragraph-rsid="0013a7fc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9e879" officeooo:paragraph-rsid="0013c8f2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154617" officeooo:paragraph-rsid="00154617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159f72" officeooo:paragraph-rsid="00159f72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159f72" officeooo:paragraph-rsid="00176f3f" style:font-style-asian="normal" style:font-style-complex="normal"/>
    </style:style>
    <style:style style:name="P21" style:family="paragraph" style:parent-style-name="Standard">
      <style:text-properties fo:language="cs" fo:country="CZ" fo:font-style="normal" fo:font-weight="bold" officeooo:rsid="0013445d" officeooo:paragraph-rsid="0013445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officeooo:rsid="0008330f" officeooo:paragraph-rsid="0013445d" style:font-style-asian="normal" style:font-style-complex="normal"/>
    </style:style>
    <style:style style:name="P23" style:family="paragraph" style:parent-style-name="Standard">
      <style:text-properties fo:font-style="normal" officeooo:rsid="0008330f" officeooo:paragraph-rsid="0013a7fc" style:font-style-asian="normal" style:font-style-complex="normal"/>
    </style:style>
    <style:style style:name="P24" style:family="paragraph" style:parent-style-name="Standard">
      <style:text-properties fo:font-style="normal" officeooo:rsid="0009e879" officeooo:paragraph-rsid="0013445d" style:font-style-asian="normal" style:font-style-complex="normal"/>
    </style:style>
    <style:style style:name="P25" style:family="paragraph" style:parent-style-name="Standard">
      <style:text-properties fo:font-style="normal" officeooo:rsid="0009e879" officeooo:paragraph-rsid="0013a7fc" style:font-style-asian="normal" style:font-style-complex="normal"/>
    </style:style>
    <style:style style:name="P26" style:family="paragraph" style:parent-style-name="Standard">
      <style:text-properties officeooo:rsid="0008330f" officeooo:paragraph-rsid="0013445d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officeooo:rsid="0009e879" style:font-style-asian="italic" style:font-style-complex="italic"/>
    </style:style>
    <style:style style:name="T4" style:family="text">
      <style:text-properties fo:language="cs" fo:country="CZ" fo:font-style="italic" officeooo:rsid="000e1026" style:font-style-asian="italic" style:font-style-complex="italic"/>
    </style:style>
    <style:style style:name="T5" style:family="text">
      <style:text-properties fo:language="cs" fo:country="CZ" fo:font-style="italic" officeooo:rsid="000f1ac9" style:font-style-asian="italic" style:font-style-complex="italic"/>
    </style:style>
    <style:style style:name="T6" style:family="text">
      <style:text-properties fo:language="cs" fo:country="CZ" fo:font-style="italic" officeooo:rsid="0013445d" style:font-style-asian="italic" style:font-style-complex="italic"/>
    </style:style>
    <style:style style:name="T7" style:family="text">
      <style:text-properties fo:language="cs" fo:country="CZ" fo:font-style="normal" style:font-style-asian="normal" style:font-style-complex="normal"/>
    </style:style>
    <style:style style:name="T8" style:family="text">
      <style:text-properties fo:language="cs" fo:country="CZ" fo:font-style="normal" officeooo:rsid="0009e879" style:font-style-asian="normal" style:font-style-complex="normal"/>
    </style:style>
    <style:style style:name="T9" style:family="text">
      <style:text-properties fo:language="cs" fo:country="CZ" fo:font-style="normal" officeooo:rsid="000e1026" style:font-style-asian="normal" style:font-style-complex="normal"/>
    </style:style>
    <style:style style:name="T10" style:family="text">
      <style:text-properties fo:language="cs" fo:country="CZ" fo:font-style="normal" officeooo:rsid="000f1ac9" style:font-style-asian="normal" style:font-style-complex="normal"/>
    </style:style>
    <style:style style:name="T11" style:family="text">
      <style:text-properties fo:language="cs" fo:country="CZ" officeooo:rsid="0009e879"/>
    </style:style>
    <style:style style:name="T12" style:family="text">
      <style:text-properties fo:language="cs" fo:country="CZ" officeooo:rsid="000d3cbf"/>
    </style:style>
    <style:style style:name="T13" style:family="text">
      <style:text-properties fo:language="cs" fo:country="CZ" officeooo:rsid="000e1026"/>
    </style:style>
    <style:style style:name="T14" style:family="text">
      <style:text-properties fo:language="cs" fo:country="CZ" officeooo:rsid="000f1ac9"/>
    </style:style>
    <style:style style:name="T15" style:family="text">
      <style:text-properties fo:language="cs" fo:country="CZ" officeooo:rsid="000f9425"/>
    </style:style>
    <style:style style:name="T16" style:family="text">
      <style:text-properties fo:language="cs" fo:country="CZ" officeooo:rsid="000fba25"/>
    </style:style>
    <style:style style:name="T17" style:family="text">
      <style:text-properties fo:language="en" fo:country="US" fo:font-style="normal" officeooo:rsid="0009e879" style:font-style-asian="normal" style:font-style-complex="normal"/>
    </style:style>
    <style:style style:name="T18" style:family="text">
      <style:text-properties officeooo:rsid="0008330f"/>
    </style:style>
    <style:style style:name="T19" style:family="text">
      <style:text-properties style:text-position="sub 58%" fo:language="cs" fo:country="CZ" fo:font-style="italic" officeooo:rsid="000f1ac9" style:font-style-asian="italic" style:font-style-complex="italic"/>
    </style:style>
    <style:style style:name="T20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21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22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23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3a7fc"/>
    </style:style>
    <style:style style:name="T26" style:family="text">
      <style:text-properties fo:font-style="italic" officeooo:rsid="0013445d" style:font-style-asian="italic" style:font-style-complex="italic"/>
    </style:style>
    <style:style style:name="T27" style:family="text">
      <style:text-properties officeooo:rsid="0013c8f2"/>
    </style:style>
    <style:style style:name="T28" style:family="text">
      <style:text-properties officeooo:rsid="00176f3f"/>
    </style:style>
    <style:style style:name="T29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opis</text:p>
      <text:p text:style-name="P10">pseudokod</text:p>
      <text:p text:style-name="P10">priklad</text:p>
      <text:p text:style-name="P10">příklad, kdy je špatný</text:p>
      <text:p text:style-name="P10">aproximační faktor</text:p>
      <text:p text:style-name="P10"/>
      <text:p text:style-name="P1"/>
      <text:p text:style-name="P1"/>
      <text:p text:style-name="P1">Nearest addition <text:span text:style-name="T12">(nejbližší přidání)</text:span></text:p>
      <text:p text:style-name="P11"><text:span text:style-name="T18"><text:tab/></text:span><text:span text:style-name="T12">Tento algoritmus </text:span><text:span text:style-name="T15">spadá do skupiny hladových algoritmů</text:span><text:span text:style-name="T12"> </text:span><text:span text:style-name="T16">a </text:span><text:span text:style-name="T12">je poměrně intuitivní. </text:span><text:span text:style-name="T13">Vychází z myšlenky, že ke grafu vždy přidáme nejbližší nenavštívené město. Na začátku začneme s párem nejbližších měst </text:span><text:span text:style-name="T14">v grafu</text:span><text:span text:style-name="T13">, který přidáme do výsledné cesty </text:span><text:span text:style-name="T4">path</text:span><text:span text:style-name="T13">. </text:span><text:span text:style-name="T15">Následuje cyklus, ve kterém</text:span><text:span text:style-name="T13"> budeme hledat hranu (</text:span><text:span text:style-name="T4">i</text:span><text:span text:style-name="T13">, </text:span><text:span text:style-name="T4">j</text:span><text:span text:style-name="T13">) tak</text:span><text:span text:style-name="T15">ovou</text:span><text:span text:style-name="T13">, že </text:span><text:span text:style-name="T4">i</text:span><text:span text:style-name="T13"> ∈ </text:span><text:span text:style-name="T4">path</text:span><text:span text:style-name="T9">, </text:span><text:span text:style-name="T4">j</text:span><text:span text:style-name="T9"> ∉ </text:span><text:span text:style-name="T4">path</text:span><text:span text:style-name="T9"> </text:span><text:span text:style-name="T10">a </text:span><text:span text:style-name="T5">c</text:span><text:span text:style-name="T19">ij</text:span><text:span text:style-name="T20"> je všemi takovými hranami minimální. Předpokládejme, že město </text:span><text:span text:style-name="T23">k</text:span><text:span text:style-name="T20"> je aktuálně v </text:span><text:span text:style-name="T23">path</text:span><text:span text:style-name="T20"> za </text:span><text:span text:style-name="T23">i</text:span><text:span text:style-name="T20">. </text:span><text:span text:style-name="T22">Vložíme</text:span><text:span text:style-name="T20"> </text:span><text:span text:style-name="T23">j</text:span><text:span text:style-name="T20"> do </text:span><text:span text:style-name="T23">path</text:span><text:span text:style-name="T20"> mezi </text:span><text:span text:style-name="T23">i </text:span><text:span text:style-name="T20">a </text:span><text:span text:style-name="T23">k</text:span><text:span text:style-name="T20"> </text:span><text:span text:style-name="T21">a následuje další iterace. Cyklus skončí v momentu, kdy jsme navštívili všechny města. Na konci ještě přidáme první město z výsledné cesty na konec, abychom vytvořili kružnici.</text:span></text:p>
      <text:p text:style-name="P1"/>
      <text:p text:style-name="P1"/>
      <text:p text:style-name="P5">Pseudok<text:span text:style-name="T1">ód</text:span></text:p>
      <text:p text:style-name="P1"><text:span text:style-name="T1">vytvoř seznam </text:span><text:span text:style-name="T2">path </text:span><text:span text:style-name="T7">a </text:span><text:span text:style-name="T3">unvisitedCities</text:span></text:p>
      <text:p text:style-name="P2"><text:span text:style-name="T17">p</text:span><text:span text:style-name="T8">řidej do </text:span><text:span text:style-name="T3">unvisitedCities </text:span><text:span text:style-name="T8">všechny vrcholy,</text:span></text:p>
      <text:p text:style-name="P3"><text:span text:style-name="T1">najdi dvě nejbližší města </text:span><text:span text:style-name="T2">i</text:span><text:span text:style-name="T1"> a </text:span><text:span text:style-name="T2">j</text:span></text:p>
      <text:p text:style-name="P3"><text:span text:style-name="T1">přijdej </text:span><text:span text:style-name="T2">i </text:span><text:span text:style-name="T1">a</text:span><text:span text:style-name="T2"> j</text:span><text:span text:style-name="T1"> do </text:span><text:span text:style-name="T2">path </text:span><text:span text:style-name="T11">a odeber je z </text:span><text:span text:style-name="T3">unvisitedCities</text:span></text:p>
      <text:p text:style-name="P4"><text:span text:style-name="T1">while počet prvků v </text:span><text:span text:style-name="T2">unvisitedCities</text:span><text:span text:style-name="T1"> &gt;0:</text:span></text:p>
      <text:p text:style-name="P4"><text:span text:style-name="T1"><text:tab/>najdi hranu (</text:span><text:span text:style-name="T2">k</text:span><text:span text:style-name="T1">, </text:span><text:span text:style-name="T2">l</text:span><text:span text:style-name="T1">) tak, že k nalezi path a l nalezi unvisitedCities</text:span></text:p>
      <text:p text:style-name="P7"><text:tab/>vlož l do path za k</text:p>
      <text:p text:style-name="P7"><text:tab/>odeber l z unvisited cities</text:p>
      <text:p text:style-name="P7">pridej do path i</text:p>
      <text:p text:style-name="P7">return path</text:p>
      <text:p text:style-name="P7"/>
      <text:p text:style-name="P13"><text:span text:style-name="T24">Aproximační faktor</text:span>:</text:p>
      <text:p text:style-name="P13"><text:tab/>Nearest addition <text:s/>je 2-aproximační algoritmus. Abychom si tvrzení dokázali, musíme si nejdříve ukázat vztah k Primově algoritmu, který hledá minimální kostru grafu.</text:p>
      <text:p text:style-name="P13"/>
      <text:p text:style-name="P21">Pseudokód</text:p>
      <text:p text:style-name="P26"><text:span text:style-name="T1">vytvoř seznam </text:span><text:span text:style-name="T6">spanningTree</text:span><text:span text:style-name="T2"> </text:span><text:span text:style-name="T7">a </text:span><text:span text:style-name="T3">unvisitedCities</text:span></text:p>
      <text:p text:style-name="P26"><text:span text:style-name="T17">p</text:span><text:span text:style-name="T8">řidej do </text:span><text:span text:style-name="T3">unvisitedCities </text:span><text:span text:style-name="T8">všechny vrcholy,</text:span></text:p>
      <text:p text:style-name="P22"><text:span text:style-name="T1">najdi dvě nejbližší města </text:span><text:span text:style-name="T2">i</text:span><text:span text:style-name="T1"> a </text:span><text:span text:style-name="T2">j</text:span></text:p>
      <text:p text:style-name="P23"><text:span text:style-name="T1">přijdej </text:span><text:span text:style-name="T2">i </text:span><text:span text:style-name="T1">a</text:span><text:span text:style-name="T2"> j</text:span><text:span text:style-name="T1"> do </text:span><text:span text:style-name="T6">spanningTree</text:span><text:span text:style-name="T2"> </text:span><text:span text:style-name="T11">a odeber je z </text:span><text:span text:style-name="T3">unvisitedCities</text:span></text:p>
      <text:p text:style-name="P24"><text:span text:style-name="T1">while počet prvků v </text:span><text:span text:style-name="T2">unvisitedCities</text:span><text:span text:style-name="T1"> &gt;0:</text:span></text:p>
      <text:p text:style-name="P25"><text:span text:style-name="T1"><text:tab/>najdi hranu (</text:span><text:span text:style-name="T2">k</text:span><text:span text:style-name="T1">, </text:span><text:span text:style-name="T2">l</text:span><text:span text:style-name="T1">) tak, že k nalezi </text:span><text:span text:style-name="T6">spanningTree</text:span><text:span text:style-name="T1"> a l nalezi unvisitedCities</text:span></text:p>
      <text:p text:style-name="P15"><text:tab/>vlož <text:span text:style-name="T25">(k, l) do <text:s/></text:span><text:span text:style-name="T26">spanningTree</text:span></text:p>
      <text:p text:style-name="P14"><text:tab/>odeber l z unvisited cities</text:p>
      <text:p text:style-name="P16">return <text:s/><text:span text:style-name="T26">spanningTree</text:span></text:p>
      <text:p text:style-name="P8"/>
      <text:p text:style-name="P8"><text:tab/><text:span text:style-name="T27">Z pseudokódu je jasné, že hrany nalezené Primovým algoritmem i Nearest addition algoritmem budou totožné.</text:span></text:p>
      <text:p text:style-name="P8"/>
      <text:p text:style-name="P19">Lemma (pomocné tvrzení):</text:p>
      <text:p text:style-name="P19"><text:soft-page-break/><text:tab/>Pro libovolný vstup TSP je cena jeho optimální cesty alespoň tak vysoká, jako je cena minimální kostry pro tentýž vstup.</text:p>
      <text:p text:style-name="P19"/>
      <text:p text:style-name="P19">Důkaz:</text:p>
      <text:p text:style-name="P20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0"><text:tab/>- jistě stále obsahuje všechny vrcholy</text:p>
      <text:p text:style-name="P20"><text:tab/>- <text:span text:style-name="T28">původní graf obsahoval pouze jednu kružnici, kterou jsme ale otevřeli odstraněním jedné z hran, tudíž nyní neobsahuje žádnou</text:span></text:p>
      <text:p text:style-name="P20"><text:tab/>- <text:span text:style-name="T28">souvislost jsme nijak neporušili<text:line-break/><text:tab/>To, že tato kostra nemůže mít vyšší cenu než minimální kostra, je triviální a lemma jsme dokázali.</text:span></text:p>
      <text:p text:style-name="P8"/>
      <text:p text:style-name="P7"/>
      <text:p text:style-name="P6">Double tree</text:p>
      <text:p text:style-name="P6"/>
      <text:p text:style-name="P9">Pseudokód</text:p>
      <text:p text:style-name="P6">najdi minimální kostru v grafu (např: Primův algoritmus)</text:p>
      <text:p text:style-name="P6">ke každé hraně přidej její kopii</text:p>
      <text:p text:style-name="P6">najdi eulerovský průchod</text:p>
      <text:p text:style-name="P6"/>
      <text:p text:style-name="P6"/>
      <text:p text:style-name="P18">Kostra grafu G:</text:p>
      <text:p text:style-name="P18">Souvislý podgraf, ve kterém nejsou kružnice a obsahuje všechny vrcholy 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4:23:38.793000000</meta:creation-date>
    <dc:date>2022-11-14T20:39:21.735000000</dc:date>
    <meta:editing-duration>PT10H7M7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5" meta:word-count="419" meta:character-count="2626" meta:non-whitespace-character-count="2234"/>
  </office:meta>
</office:document-meta>
</file>